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8000000141ABEAC12.gif"/>
  <manifest:file-entry manifest:media-type="image/gif" manifest:full-path="Pictures/100002000000001400000014376F3AC5.gif"/>
  <manifest:file-entry manifest:media-type="image/gif" manifest:full-path="Pictures/10000200000000120000001236E0E679.gif"/>
  <manifest:file-entry manifest:media-type="image/gif" manifest:full-path="Pictures/10000200000000140000001400F43C50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69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1.1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3.044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</style:style>
    <style:style style:name="ce3" style:family="table-cell" style:parent-style-name="Default">
      <style:table-cell-properties fo:wrap-option="wrap" fo:border="0.002cm solid #000000" style:rotation-angle="300"/>
      <style:text-properties fo:hyphenate="true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wrap-option="no-wrap" fo:border="0.002cm solid #000000" style:rotation-angle="300"/>
      <style:text-properties fo:hyphenate="false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a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7" table:default-cell-style-name="ce3"/>
        <table:table-column table:style-name="co3" table:default-cell-style-name="ce9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number-columns-repeated="232" table:default-cell-style-name="Default"/>
        <table:table-row table:style-name="ro1">
          <table:table-cell table:style-name="ce1"/>
          <table:table-cell/>
          <table:table-cell office:value-type="string">
            <text:p>Complete</text:p>
          </table:table-cell>
          <table:table-cell office:value-type="string">
            <text:p>Repeatable</text:p>
          </table:table-cell>
          <table:table-cell office:value-type="string">
            <text:p>Informative</text:p>
          </table:table-cell>
          <table:table-cell office:value-type="string">
            <text:p>Schedulable</text:p>
          </table:table-cell>
          <table:table-cell office:value-type="string">
            <text:p>Portable</text:p>
          </table:table-cell>
          <table:table-cell office:value-type="string">
            <text:p>Reifegrad</text:p>
          </table:table-cell>
          <table:table-cell office:value-type="string">
            <text:p>Multiprojektfähigkeit</text:p>
          </table:table-cell>
          <table:table-cell office:value-type="string">
            <text:p>IDE-Integration DRY</text:p>
          </table:table-cell>
          <table:table-cell office:value-type="string">
            <text:p>Performance</text:p>
          </table:table-cell>
          <table:table-cell office:value-type="string">
            <text:p>3<text:span text:style-name="T1">rd</text:span> Party-Lib</text:p>
          </table:table-cell>
          <table:table-cell office:value-type="string">
            <text:p>einfach und angemessen</text:p>
          </table:table-cell>
          <table:table-cell office:value-type="string">
            <text:p>Convention over Configuration</text:p>
          </table:table-cell>
          <table:table-cell office:value-type="string">
            <text:p>Anpassbarkeit</text:p>
          </table:table-cell>
          <table:table-cell table:style-name="ce1" table:number-columns-repeated="232"/>
        </table:table-row>
        <table:table-row table:style-name="ro2">
          <table:table-cell/>
          <table:table-cell table:style-name="Default"/>
          <table:table-cell table:style-name="ce4" office:value-type="string" table:number-columns-spanned="5" table:number-rows-spanned="1">
            <text:p>CRISP</text:p>
          </table:table-cell>
          <table:covered-table-cell table:number-columns-repeated="3" table:style-name="ce6"/>
          <table:covered-table-cell table:style-name="ce6">
            <draw:frame table:end-cell-address="ant.G3" table:end-x="0.507cm" table:end-y="0.428cm" draw:z-index="4" draw:name="Grafik 1" draw:style-name="gr1" draw:text-style-name="P1" svg:width="0.449cm" svg:height="0.431cm" svg:x="0.058cm" svg:y="0.452cm">
              <draw:image xlink:href="Pictures/100002000000001400000014376F3AC5.gif" xlink:type="simple" xlink:show="embed" xlink:actuate="onLoad">
                <text:p/>
              </draw:image>
            </draw:frame>
          </table:covered-table-cell>
          <table:table-cell table:style-name="ce4" office:value-type="string" table:number-columns-spanned="8" table:number-rows-spanned="1">
            <text:p>Weitere Anforderungen</text:p>
          </table:table-cell>
          <table:covered-table-cell table:style-name="ce4" office:value-type="string">
            <text:p>Weitere Anforderungen</text:p>
          </table:covered-table-cell>
          <table:covered-table-cell table:number-columns-repeated="6" table:style-name="ce6"/>
          <table:table-cell table:number-columns-repeated="232"/>
        </table:table-row>
        <table:table-row table:style-name="ro2">
          <table:table-cell/>
          <table:table-cell table:style-name="ce2" office:value-type="string">
            <text:p>ANT</text:p>
          </table:table-cell>
          <table:table-cell table:style-name="ce5">
            <draw:frame table:end-cell-address="ant.C3" table:end-x="0.56cm" table:end-y="0.443cm" draw:z-index="1" draw:name="Grafik 1" draw:style-name="gr1" draw:text-style-name="P1" svg:width="0.449cm" svg:height="0.431cm" svg:x="0.111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7">
            <draw:frame table:end-cell-address="ant.D3" table:end-x="0.524cm" table:end-y="0.443cm" draw:z-index="2" draw:name="Grafik 1" draw:style-name="gr1" draw:text-style-name="P1" svg:width="0.449cm" svg:height="0.431cm" svg:x="0.075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7">
            <draw:frame table:end-cell-address="ant.E3" table:end-x="0.537cm" table:end-y="0.429cm" draw:z-index="5" draw:name="Grafik 2" draw:style-name="gr1" draw:text-style-name="P1" svg:width="0.435cm" svg:height="0.43cm" svg:x="0.102cm" svg:y="-0.001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style-name="ce7">
            <draw:frame table:end-cell-address="ant.F3" table:end-x="0.556cm" table:end-y="0.457cm" draw:z-index="3" draw:name="Grafik 1" draw:style-name="gr1" draw:text-style-name="P1" svg:width="0.449cm" svg:height="0.431cm" svg:x="0.107cm" svg:y="0.026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7"/>
          <table:table-cell table:style-name="ce8">
            <draw:frame table:end-cell-address="ant.H3" table:end-x="0.522cm" table:end-y="0.444cm" draw:z-index="0" draw:name="Grafik 1" draw:style-name="gr1" draw:text-style-name="P1" svg:width="0.449cm" svg:height="0.431cm" svg:x="0.073cm" svg:y="0.013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7">
            <draw:frame table:end-cell-address="ant.I3" table:end-x="0.557cm" table:end-y="0.446cm" draw:z-index="7" draw:name="Grafik 2" draw:style-name="gr1" draw:text-style-name="P1" svg:width="0.394cm" svg:height="0.399cm" svg:x="0.163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style-name="ce7">
            <draw:frame table:end-cell-address="ant.J4" table:end-x="0.511cm" table:end-y="0.003cm" draw:z-index="8" draw:name="Grafik 3" draw:style-name="gr1" draw:text-style-name="P1" svg:width="0.44cm" svg:height="0.459cm" svg:x="0.071cm" svg:y="-0.00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 table:style-name="ce7">
            <draw:frame table:end-cell-address="ant.K4" table:end-x="0.533cm" table:end-y="0.01cm" draw:z-index="9" draw:name="Grafik 3" draw:style-name="gr1" draw:text-style-name="P1" svg:width="0.438cm" svg:height="0.431cm" svg:x="0.095cm" svg:y="0.034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 table:style-name="ce7">
            <draw:frame table:end-cell-address="ant.L3" table:end-x="0.425cm" table:end-y="0.421cm" draw:z-index="6" draw:name="Grafik 2" draw:style-name="gr1" draw:text-style-name="P1" svg:width="0.394cm" svg:height="0.388cm" svg:x="0.031cm" svg:y="0.033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number-columns-repeated="2" table:style-name="ce7" office:value-type="string">
            <text:p>-</text:p>
          </table:table-cell>
          <table:table-cell table:style-name="ce10">
            <draw:frame table:end-cell-address="ant.O3" table:end-x="0.489cm" table:end-y="0.436cm" draw:z-index="10" draw:name="Grafik 3" draw:style-name="gr1" draw:text-style-name="P1" svg:width="0.438cm" svg:height="0.431cm" svg:x="0.051cm" svg:y="0.005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 table:number-columns-repeated="232"/>
        </table:table-row>
      </table:table>
      <table:table table:name="antUndMave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3" table:number-columns-repeated="4" table:default-cell-style-name="ce7"/>
        <table:table-column table:style-name="co3" table:default-cell-style-name="ce3"/>
        <table:table-column table:style-name="co3" table:number-columns-repeated="4" table:default-cell-style-name="ce7"/>
        <table:table-column table:style-name="co4" table:number-columns-repeated="2" table:default-cell-style-name="ce7"/>
        <table:table-column table:style-name="co3" table:default-cell-style-name="ce10"/>
        <table:table-column table:style-name="co5" table:number-columns-repeated="232" table:default-cell-style-name="Default"/>
        <table:table-row table:style-name="ro1">
          <table:table-cell table:style-name="ce1" table:number-columns-repeated="2"/>
          <table:table-cell table:style-name="ce3" office:value-type="string">
            <text:p>Complete</text:p>
          </table:table-cell>
          <table:table-cell table:style-name="ce3" office:value-type="string">
            <text:p>Repeatable</text:p>
          </table:table-cell>
          <table:table-cell table:style-name="ce3" office:value-type="string">
            <text:p>Informative</text:p>
          </table:table-cell>
          <table:table-cell table:style-name="ce3" office:value-type="string">
            <text:p>Schedulable</text:p>
          </table:table-cell>
          <table:table-cell table:style-name="ce3" office:value-type="string">
            <text:p>Portable</text:p>
          </table:table-cell>
          <table:table-cell office:value-type="string">
            <text:p>Reifegrad</text:p>
          </table:table-cell>
          <table:table-cell table:style-name="ce3" office:value-type="string">
            <text:p>Multiprojektfähigkeit</text:p>
          </table:table-cell>
          <table:table-cell table:style-name="ce9" office:value-type="string">
            <text:p>IDE-Integration DRY</text:p>
          </table:table-cell>
          <table:table-cell table:style-name="ce3" office:value-type="string">
            <text:p>Performance</text:p>
          </table:table-cell>
          <table:table-cell table:style-name="ce3" office:value-type="string">
            <text:p>3<text:span text:style-name="T1">rd</text:span> Party-Lib</text:p>
          </table:table-cell>
          <table:table-cell table:style-name="ce3" office:value-type="string">
            <text:p>einfach und angemessen</text:p>
          </table:table-cell>
          <table:table-cell table:style-name="ce3" office:value-type="string">
            <text:p>Convention over Configuration</text:p>
          </table:table-cell>
          <table:table-cell table:style-name="ce3" office:value-type="string">
            <text:p>Anpassbarkeit</text:p>
          </table:table-cell>
          <table:table-cell table:style-name="ce1" table:number-columns-repeated="232"/>
        </table:table-row>
        <table:table-row table:style-name="ro2">
          <table:table-cell/>
          <table:table-cell table:style-name="Default"/>
          <table:table-cell table:style-name="ce4" office:value-type="string" table:number-columns-spanned="5" table:number-rows-spanned="1">
            <text:p>CRISP</text:p>
          </table:table-cell>
          <table:covered-table-cell table:number-columns-repeated="3" table:style-name="ce6"/>
          <table:covered-table-cell table:style-name="ce6">
            <draw:frame table:end-cell-address="antUndMaven.G3" table:end-x="0.507cm" table:end-y="0.428cm" draw:z-index="4" draw:name="Grafik 1" draw:style-name="gr1" draw:text-style-name="P1" svg:width="0.449cm" svg:height="0.431cm" svg:x="0.058cm" svg:y="0.452cm">
              <draw:image xlink:href="Pictures/100002000000001400000014376F3AC5.gif" xlink:type="simple" xlink:show="embed" xlink:actuate="onLoad">
                <text:p/>
              </draw:image>
            </draw:frame>
          </table:covered-table-cell>
          <table:table-cell table:style-name="ce4" office:value-type="string" table:number-columns-spanned="8" table:number-rows-spanned="1">
            <text:p>Weitere Anforderungen</text:p>
          </table:table-cell>
          <table:covered-table-cell table:style-name="ce4" office:value-type="string">
            <text:p>Weitere Anforderungen</text:p>
          </table:covered-table-cell>
          <table:covered-table-cell table:number-columns-repeated="6" table:style-name="ce6"/>
          <table:table-cell table:number-columns-repeated="232"/>
        </table:table-row>
        <table:table-row table:style-name="ro2">
          <table:table-cell/>
          <table:table-cell office:value-type="string">
            <text:p>ANT</text:p>
          </table:table-cell>
          <table:table-cell>
            <draw:frame table:end-cell-address="antUndMaven.C3" table:end-x="0.56cm" table:end-y="0.443cm" draw:z-index="1" draw:name="Grafik 1" draw:style-name="gr1" draw:text-style-name="P1" svg:width="0.449cm" svg:height="0.431cm" svg:x="0.111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D3" table:end-x="0.524cm" table:end-y="0.443cm" draw:z-index="2" draw:name="Grafik 1" draw:style-name="gr1" draw:text-style-name="P1" svg:width="0.449cm" svg:height="0.431cm" svg:x="0.075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E3" table:end-x="0.537cm" table:end-y="0.429cm" draw:z-index="8" draw:name="Grafik 2" draw:style-name="gr1" draw:text-style-name="P1" svg:width="0.435cm" svg:height="0.43cm" svg:x="0.102cm" svg:y="-0.001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F3" table:end-x="0.556cm" table:end-y="0.457cm" draw:z-index="3" draw:name="Grafik 1" draw:style-name="gr1" draw:text-style-name="P1" svg:width="0.449cm" svg:height="0.431cm" svg:x="0.107cm" svg:y="0.026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/>
          <table:table-cell table:style-name="ce8">
            <draw:frame table:end-cell-address="antUndMaven.H3" table:end-x="0.522cm" table:end-y="0.444cm" draw:z-index="0" draw:name="Grafik 1" draw:style-name="gr1" draw:text-style-name="P1" svg:width="0.449cm" svg:height="0.431cm" svg:x="0.073cm" svg:y="0.013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I3" table:end-x="0.557cm" table:end-y="0.446cm" draw:z-index="11" draw:name="Grafik 2" draw:style-name="gr1" draw:text-style-name="P1" svg:width="0.394cm" svg:height="0.399cm" svg:x="0.163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J4" table:end-x="0.511cm" table:end-y="0.003cm" draw:z-index="14" draw:name="Grafik 3" draw:style-name="gr1" draw:text-style-name="P1" svg:width="0.44cm" svg:height="0.459cm" svg:x="0.071cm" svg:y="-0.00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K4" table:end-x="0.533cm" table:end-y="0.01cm" draw:z-index="15" draw:name="Grafik 3" draw:style-name="gr1" draw:text-style-name="P1" svg:width="0.438cm" svg:height="0.431cm" svg:x="0.095cm" svg:y="0.034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L3" table:end-x="0.425cm" table:end-y="0.421cm" draw:z-index="9" draw:name="Grafik 2" draw:style-name="gr1" draw:text-style-name="P1" svg:width="0.394cm" svg:height="0.388cm" svg:x="0.031cm" svg:y="0.033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number-columns-repeated="2" office:value-type="string">
            <text:p>-</text:p>
          </table:table-cell>
          <table:table-cell>
            <draw:frame table:end-cell-address="antUndMaven.O3" table:end-x="0.489cm" table:end-y="0.436cm" draw:z-index="16" draw:name="Grafik 3" draw:style-name="gr1" draw:text-style-name="P1" svg:width="0.438cm" svg:height="0.431cm" svg:x="0.051cm" svg:y="0.005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 table:number-columns-repeated="232"/>
        </table:table-row>
        <table:table-row table:style-name="ro3">
          <table:table-cell/>
          <table:table-cell office:value-type="string">
            <text:p>Maven</text:p>
          </table:table-cell>
          <table:table-cell>
            <draw:frame table:end-cell-address="antUndMaven.C4" table:end-x="0.53cm" table:end-y="0.457cm" draw:z-index="5" draw:name="Grafik 1" draw:style-name="gr1" draw:text-style-name="P1" svg:width="0.449cm" svg:height="0.431cm" svg:x="0.081cm" svg:y="0.026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D4" table:end-x="0.556cm" table:end-y="0.489cm" draw:z-index="22" draw:name="Grafik 4" draw:style-name="gr1" draw:text-style-name="P1" svg:width="0.526cm" svg:height="0.431cm" svg:x="0.03cm" svg:y="0.058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ntUndMaven.E4" table:end-x="0.535cm" table:end-y="0.45cm" draw:z-index="17" draw:name="Grafik 3" draw:style-name="gr1" draw:text-style-name="P1" svg:width="0.438cm" svg:height="0.431cm" svg:x="0.097cm" svg:y="0.019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F4" table:end-x="0.513cm" table:end-y="0.473cm" draw:z-index="6" draw:name="Grafik 1" draw:style-name="gr1" draw:text-style-name="P1" svg:width="0.449cm" svg:height="0.431cm" svg:x="0.064cm" svg:y="0.04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G4" table:end-x="0.537cm" table:end-y="0.471cm" draw:z-index="7" draw:name="Grafik 1" draw:style-name="gr1" draw:text-style-name="P1" svg:width="0.449cm" svg:height="0.431cm" svg:x="0.088cm" svg:y="0.04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7">
            <draw:frame table:end-cell-address="antUndMaven.H4" table:end-x="0.519cm" table:end-y="0.447cm" draw:z-index="10" draw:name="Grafik 2" draw:style-name="gr1" draw:text-style-name="P1" svg:width="0.394cm" svg:height="0.388cm" svg:x="0.125cm" svg:y="0.059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I5" table:end-x="0.528cm" table:end-y="0.014cm" draw:z-index="18" draw:name="Grafik 3" draw:style-name="gr1" draw:text-style-name="P1" svg:width="0.438cm" svg:height="0.431cm" svg:x="0.09cm" svg:y="0.07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J4" table:end-x="0.509cm" table:end-y="0.464cm" draw:z-index="19" draw:name="Grafik 3" draw:style-name="gr1" draw:text-style-name="P1" svg:width="0.438cm" svg:height="0.431cm" svg:x="0.071cm" svg:y="0.033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K4" table:end-x="0.518cm" table:end-y="0.449cm" draw:z-index="12" draw:name="Grafik 2" draw:style-name="gr1" draw:text-style-name="P1" svg:width="0.394cm" svg:height="0.388cm" svg:x="0.124cm" svg:y="0.061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L4" table:end-x="0.469cm" table:end-y="0.478cm" draw:z-index="20" draw:name="Grafik 3" draw:style-name="gr1" draw:text-style-name="P1" svg:width="0.438cm" svg:height="0.431cm" svg:x="0.031cm" svg:y="0.04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M4" table:end-x="0.653cm" table:end-y="0.478cm" draw:z-index="23" draw:name="Grafik 4" draw:style-name="gr1" draw:text-style-name="P1" svg:width="0.526cm" svg:height="0.431cm" svg:x="0.127cm" svg:y="0.047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ntUndMaven.N4" table:end-x="0.718cm" table:end-y="0.48cm" draw:z-index="21" draw:name="Grafik 3" draw:style-name="gr1" draw:text-style-name="P1" svg:width="0.438cm" svg:height="0.431cm" svg:x="0.28cm" svg:y="0.049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O4" table:end-x="0.489cm" table:end-y="0.435cm" draw:z-index="13" draw:name="Grafik 2" draw:style-name="gr1" draw:text-style-name="P1" svg:width="0.394cm" svg:height="0.388cm" svg:x="0.095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number-columns-repeated="232"/>
        </table:table-row>
      </table:table>
      <table:table table:name="al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3" table:number-columns-repeated="9" table:default-cell-style-name="ce7"/>
        <table:table-column table:style-name="co4" table:number-columns-repeated="2" table:default-cell-style-name="ce7"/>
        <table:table-column table:style-name="co3" table:default-cell-style-name="ce10"/>
        <table:table-column table:style-name="co5" table:number-columns-repeated="232" table:default-cell-style-name="Default"/>
        <table:table-row table:style-name="ro1">
          <table:table-cell table:style-name="ce1" table:number-columns-repeated="2"/>
          <table:table-cell table:style-name="ce3" office:value-type="string">
            <text:p>Complete</text:p>
          </table:table-cell>
          <table:table-cell table:style-name="ce3" office:value-type="string">
            <text:p>Repeatable</text:p>
          </table:table-cell>
          <table:table-cell table:style-name="ce3" office:value-type="string">
            <text:p>Informative</text:p>
          </table:table-cell>
          <table:table-cell table:style-name="ce3" office:value-type="string">
            <text:p>Schedulable</text:p>
          </table:table-cell>
          <table:table-cell table:style-name="ce3" office:value-type="string">
            <text:p>Portable</text:p>
          </table:table-cell>
          <table:table-cell table:style-name="ce3" office:value-type="string">
            <text:p>Reifegrad</text:p>
          </table:table-cell>
          <table:table-cell table:style-name="ce3" office:value-type="string">
            <text:p>Multiprojektfähigkeit</text:p>
          </table:table-cell>
          <table:table-cell table:style-name="ce9" office:value-type="string">
            <text:p>IDE-Integration DRY</text:p>
          </table:table-cell>
          <table:table-cell table:style-name="ce3" office:value-type="string">
            <text:p>Performance</text:p>
          </table:table-cell>
          <table:table-cell table:style-name="ce3" office:value-type="string">
            <text:p>3<text:span text:style-name="T1">rd</text:span> Party-Lib</text:p>
          </table:table-cell>
          <table:table-cell table:style-name="ce3" office:value-type="string">
            <text:p>einfach und angemessen</text:p>
          </table:table-cell>
          <table:table-cell table:style-name="ce3" office:value-type="string">
            <text:p>Convention over Configuration</text:p>
          </table:table-cell>
          <table:table-cell table:style-name="ce3" office:value-type="string">
            <text:p>Anpassbarkeit</text:p>
          </table:table-cell>
          <table:table-cell table:style-name="ce1" table:number-columns-repeated="232"/>
        </table:table-row>
        <table:table-row table:style-name="ro2">
          <table:table-cell/>
          <table:table-cell table:style-name="Default"/>
          <table:table-cell table:style-name="ce4" office:value-type="string" table:number-columns-spanned="5" table:number-rows-spanned="1">
            <text:p>CRISP</text:p>
          </table:table-cell>
          <table:covered-table-cell table:number-columns-repeated="3" table:style-name="ce6"/>
          <table:covered-table-cell table:style-name="ce6">
            <draw:frame table:end-cell-address="alle.G3" table:end-x="0.507cm" table:end-y="0.428cm" draw:z-index="4" draw:name="Grafik 1" draw:style-name="gr1" draw:text-style-name="P1" svg:width="0.449cm" svg:height="0.431cm" svg:x="0.058cm" svg:y="0.452cm">
              <draw:image xlink:href="Pictures/100002000000001400000014376F3AC5.gif" xlink:type="simple" xlink:show="embed" xlink:actuate="onLoad">
                <text:p/>
              </draw:image>
            </draw:frame>
          </table:covered-table-cell>
          <table:table-cell table:style-name="ce4" office:value-type="string" table:number-columns-spanned="8" table:number-rows-spanned="1">
            <text:p>Weitere Anforderungen</text:p>
          </table:table-cell>
          <table:covered-table-cell table:style-name="ce4" office:value-type="string">
            <text:p>Weitere Anforderungen</text:p>
          </table:covered-table-cell>
          <table:covered-table-cell table:number-columns-repeated="6" table:style-name="ce6"/>
          <table:table-cell table:number-columns-repeated="232"/>
        </table:table-row>
        <table:table-row table:style-name="ro2">
          <table:table-cell/>
          <table:table-cell office:value-type="string">
            <text:p>ANT</text:p>
          </table:table-cell>
          <table:table-cell>
            <draw:frame table:end-cell-address="alle.C3" table:end-x="0.56cm" table:end-y="0.443cm" draw:z-index="1" draw:name="Grafik 1" draw:style-name="gr1" draw:text-style-name="P1" svg:width="0.449cm" svg:height="0.431cm" svg:x="0.111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D3" table:end-x="0.524cm" table:end-y="0.443cm" draw:z-index="2" draw:name="Grafik 1" draw:style-name="gr1" draw:text-style-name="P1" svg:width="0.449cm" svg:height="0.431cm" svg:x="0.075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E3" table:end-x="0.537cm" table:end-y="0.429cm" draw:z-index="8" draw:name="Grafik 2" draw:style-name="gr1" draw:text-style-name="P1" svg:width="0.435cm" svg:height="0.43cm" svg:x="0.102cm" svg:y="-0.001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F3" table:end-x="0.556cm" table:end-y="0.457cm" draw:z-index="3" draw:name="Grafik 1" draw:style-name="gr1" draw:text-style-name="P1" svg:width="0.449cm" svg:height="0.431cm" svg:x="0.107cm" svg:y="0.026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/>
          <table:table-cell table:style-name="ce8">
            <draw:frame table:end-cell-address="alle.H3" table:end-x="0.522cm" table:end-y="0.444cm" draw:z-index="0" draw:name="Grafik 1" draw:style-name="gr1" draw:text-style-name="P1" svg:width="0.449cm" svg:height="0.431cm" svg:x="0.073cm" svg:y="0.013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I3" table:end-x="0.557cm" table:end-y="0.446cm" draw:z-index="11" draw:name="Grafik 2" draw:style-name="gr1" draw:text-style-name="P1" svg:width="0.394cm" svg:height="0.399cm" svg:x="0.163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J4" table:end-x="0.511cm" table:end-y="0.003cm" draw:z-index="16" draw:name="Grafik 3" draw:style-name="gr1" draw:text-style-name="P1" svg:width="0.44cm" svg:height="0.459cm" svg:x="0.071cm" svg:y="-0.00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K4" table:end-x="0.533cm" table:end-y="0.01cm" draw:z-index="17" draw:name="Grafik 3" draw:style-name="gr1" draw:text-style-name="P1" svg:width="0.438cm" svg:height="0.431cm" svg:x="0.095cm" svg:y="0.034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L3" table:end-x="0.425cm" table:end-y="0.421cm" draw:z-index="9" draw:name="Grafik 2" draw:style-name="gr1" draw:text-style-name="P1" svg:width="0.394cm" svg:height="0.388cm" svg:x="0.031cm" svg:y="0.033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number-columns-repeated="2" office:value-type="string">
            <text:p>-</text:p>
          </table:table-cell>
          <table:table-cell>
            <draw:frame table:end-cell-address="alle.O3" table:end-x="0.489cm" table:end-y="0.436cm" draw:z-index="18" draw:name="Grafik 3" draw:style-name="gr1" draw:text-style-name="P1" svg:width="0.438cm" svg:height="0.431cm" svg:x="0.051cm" svg:y="0.005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 table:number-columns-repeated="232"/>
        </table:table-row>
        <table:table-row table:style-name="ro3">
          <table:table-cell/>
          <table:table-cell office:value-type="string">
            <text:p>Maven</text:p>
          </table:table-cell>
          <table:table-cell>
            <draw:frame table:end-cell-address="alle.C4" table:end-x="0.53cm" table:end-y="0.457cm" draw:z-index="5" draw:name="Grafik 1" draw:style-name="gr1" draw:text-style-name="P1" svg:width="0.449cm" svg:height="0.431cm" svg:x="0.081cm" svg:y="0.026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D4" table:end-x="0.556cm" table:end-y="0.489cm" draw:z-index="34" draw:name="Grafik 4" draw:style-name="gr1" draw:text-style-name="P1" svg:width="0.526cm" svg:height="0.431cm" svg:x="0.03cm" svg:y="0.058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lle.E4" table:end-x="0.535cm" table:end-y="0.45cm" draw:z-index="19" draw:name="Grafik 3" draw:style-name="gr1" draw:text-style-name="P1" svg:width="0.438cm" svg:height="0.431cm" svg:x="0.097cm" svg:y="0.019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F4" table:end-x="0.513cm" table:end-y="0.473cm" draw:z-index="6" draw:name="Grafik 1" draw:style-name="gr1" draw:text-style-name="P1" svg:width="0.449cm" svg:height="0.431cm" svg:x="0.064cm" svg:y="0.04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G4" table:end-x="0.537cm" table:end-y="0.471cm" draw:z-index="7" draw:name="Grafik 1" draw:style-name="gr1" draw:text-style-name="P1" svg:width="0.449cm" svg:height="0.431cm" svg:x="0.088cm" svg:y="0.04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H4" table:end-x="0.519cm" table:end-y="0.447cm" draw:z-index="10" draw:name="Grafik 2" draw:style-name="gr1" draw:text-style-name="P1" svg:width="0.394cm" svg:height="0.388cm" svg:x="0.125cm" svg:y="0.059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I5" table:end-x="0.573cm" table:end-y="0.014cm" draw:z-index="20" draw:name="Grafik 3" draw:style-name="gr1" draw:text-style-name="P1" svg:width="0.438cm" svg:height="0.431cm" svg:x="0.135cm" svg:y="0.07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J4" table:end-x="0.509cm" table:end-y="0.464cm" draw:z-index="21" draw:name="Grafik 3" draw:style-name="gr1" draw:text-style-name="P1" svg:width="0.438cm" svg:height="0.431cm" svg:x="0.071cm" svg:y="0.033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K4" table:end-x="0.518cm" table:end-y="0.449cm" draw:z-index="12" draw:name="Grafik 2" draw:style-name="gr1" draw:text-style-name="P1" svg:width="0.394cm" svg:height="0.388cm" svg:x="0.124cm" svg:y="0.061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L4" table:end-x="0.469cm" table:end-y="0.478cm" draw:z-index="22" draw:name="Grafik 3" draw:style-name="gr1" draw:text-style-name="P1" svg:width="0.438cm" svg:height="0.431cm" svg:x="0.031cm" svg:y="0.04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M4" table:end-x="0.653cm" table:end-y="0.478cm" draw:z-index="35" draw:name="Grafik 4" draw:style-name="gr1" draw:text-style-name="P1" svg:width="0.526cm" svg:height="0.431cm" svg:x="0.127cm" svg:y="0.047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lle.N4" table:end-x="0.718cm" table:end-y="0.48cm" draw:z-index="23" draw:name="Grafik 3" draw:style-name="gr1" draw:text-style-name="P1" svg:width="0.438cm" svg:height="0.431cm" svg:x="0.28cm" svg:y="0.049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O4" table:end-x="0.489cm" table:end-y="0.435cm" draw:z-index="13" draw:name="Grafik 2" draw:style-name="gr1" draw:text-style-name="P1" svg:width="0.394cm" svg:height="0.388cm" svg:x="0.095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number-columns-repeated="232"/>
        </table:table-row>
        <table:table-row table:style-name="ro3">
          <table:table-cell/>
          <table:table-cell office:value-type="string">
            <text:p>BuildNG</text:p>
          </table:table-cell>
          <table:table-cell>
            <draw:frame table:end-cell-address="alle.C5" table:end-x="0.533cm" table:end-y="0.445cm" draw:z-index="14" draw:name="Grafik 2" draw:style-name="gr1" draw:text-style-name="P1" svg:width="0.394cm" svg:height="0.395cm" svg:x="0.139cm" svg:y="0.05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D5" table:end-x="0.541cm" table:end-y="0.434cm" draw:z-index="24" draw:name="Grafik 3" draw:style-name="gr1" draw:text-style-name="P1" svg:width="0.438cm" svg:height="0.431cm" svg:x="0.103cm" svg:y="0.003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 office:value-type="string">
            <text:p>-</text:p>
          </table:table-cell>
          <table:table-cell>
            <draw:frame table:end-cell-address="alle.F5" table:end-x="0.485cm" table:end-y="0.462cm" draw:z-index="25" draw:name="Grafik 3" draw:style-name="gr1" draw:text-style-name="P1" svg:width="0.438cm" svg:height="0.431cm" svg:x="0.047cm" svg:y="0.03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G5" table:end-x="0.509cm" table:end-y="0.462cm" draw:z-index="26" draw:name="Grafik 3" draw:style-name="gr1" draw:text-style-name="P1" svg:width="0.438cm" svg:height="0.431cm" svg:x="0.071cm" svg:y="0.03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H5" table:end-x="0.519cm" table:end-y="0.448cm" draw:z-index="27" draw:name="Grafik 3" draw:style-name="gr1" draw:text-style-name="P1" svg:width="0.438cm" svg:height="0.431cm" svg:x="0.081cm" svg:y="0.01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I5" table:end-x="0.543cm" table:end-y="0.477cm" draw:z-index="28" draw:name="Grafik 3" draw:style-name="gr1" draw:text-style-name="P1" svg:width="0.438cm" svg:height="0.431cm" svg:x="0.105cm" svg:y="0.046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J5" table:end-x="0.494cm" table:end-y="0.419cm" draw:z-index="15" draw:name="Grafik 2" draw:style-name="gr1" draw:text-style-name="P1" svg:width="0.394cm" svg:height="0.395cm" svg:x="0.1cm" svg:y="0.024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K5" table:end-x="0.503cm" table:end-y="0.462cm" draw:z-index="29" draw:name="Grafik 3" draw:style-name="gr1" draw:text-style-name="P1" svg:width="0.438cm" svg:height="0.431cm" svg:x="0.065cm" svg:y="0.03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L5" table:end-x="0.484cm" table:end-y="0.448cm" draw:z-index="30" draw:name="Grafik 1" draw:style-name="gr1" draw:text-style-name="P1" svg:width="0.449cm" svg:height="0.431cm" svg:x="0.035cm" svg:y="0.017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M5" table:end-x="0.652cm" table:end-y="0.448cm" draw:z-index="31" draw:name="Grafik 1" draw:style-name="gr1" draw:text-style-name="P1" svg:width="0.449cm" svg:height="0.431cm" svg:x="0.203cm" svg:y="0.017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N5" table:end-x="0.73cm" table:end-y="0.478cm" draw:z-index="32" draw:name="Grafik 1" draw:style-name="gr1" draw:text-style-name="P1" svg:width="0.449cm" svg:height="0.431cm" svg:x="0.281cm" svg:y="0.047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O5" table:end-x="0.486cm" table:end-y="0.464cm" draw:z-index="33" draw:name="Grafik 1" draw:style-name="gr1" draw:text-style-name="P1" svg:width="0.449cm" svg:height="0.431cm" svg:x="0.037cm" svg:y="0.033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number-columns-repeated="2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3">23.04.2009</text:date>, <text:time>10:51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22T09:17:37</meta:creation-date>
    <dc:date>2009-04-23T10:51:49</dc:date>
    <meta:editing-cycles>5</meta:editing-cycles>
    <meta:editing-duration>PT22H57M43S</meta:editing-duration>
    <meta:user-defined meta:name="Info 1"/>
    <meta:user-defined meta:name="Info 2"/>
    <meta:user-defined meta:name="Info 3"/>
    <meta:user-defined meta:name="Info 4"/>
    <meta:document-statistic meta:table-count="3" meta:cell-count="61" meta:object-count="71"/>
  </office:meta>
</office:document-meta>
</file>